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Zzz... kupiii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もじもじっ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*wiggle* *wiggle*,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style-name="ce0"/>
          <table:table-cell table:style-name="ce0"/>
          <table:table-cell table:style-name="ce0" office:value-type="string">
            <text:p>(I-If I knew it'd turn out like this... I'd never have
drank all that water from the spring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style-name="ce0"/>
          <table:table-cell table:style-name="ce0"/>
          <table:table-cell table:style-name="ce0" office:value-type="string">
            <text:p>(Aargh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style-name="ce0"/>
          <table:table-cell table:style-name="ce0"/>
          <table:table-cell table:style-name="ce0" office:value-type="string">
            <text:p>U-Umm... hey, you over there...!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Me? You called〜??</text:p>
          </table:table-cell>
          <table:table-cell table:number-columns-repeated="1020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ave some mercy! L-Let me... go to
the toilet...!!</text:p>
          </table:table-cell>
          <table:table-cell table:number-columns-repeated="1020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style-name="ce0"/>
          <table:table-cell table:style-name="ce0"/>
          <table:table-cell table:style-name="ce0" office:value-type="string">
            <text:p>I seriously can't take it anymore...!!</text:p>
          </table:table-cell>
          <table:table-cell table:number-columns-repeated="1020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at's too bad〜, I said it earlier, but I can't
allow that without Carat-sama's permission〜!
Eheheh!</text:p>
          </table:table-cell>
          <table:table-cell table:number-columns-repeated="1020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n that case, can't you call her over
or something?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f you leave me like this, I'll w-w... wet
my pants!!</text:p>
          </table:table-cell>
          <table:table-cell table:number-columns-repeated="1020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style-name="ce0"/>
          <table:table-cell table:style-name="ce0"/>
          <table:table-cell table:style-name="ce0" office:value-type="string">
            <text:p>Mmm〜, but Carat-sama's in the middle of
a peaceful nap〜.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-Pleeease! Let me... go to the bathroooom!</text:p>
          </table:table-cell>
          <table:table-cell table:number-columns-repeated="1020"/>
        </table:table-row>
        <table:table-row>
          <table:table-cell table:style-name="ce0" office:value-type="string">
            <text:p>ブロンシュ、良くない知らせだ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I have bad news.</text:p>
          </table:table-cell>
          <table:table-cell table:number-columns-repeated="1020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〜! Welcome back〜!! What's wrong? Eheh!</text:p>
          </table:table-cell>
          <table:table-cell table:number-columns-repeated="1020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Just like Toshihiko, Dr. FLASH has been
taken out b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えええ～！？　ほんとう～！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eeeeh〜?! Really〜?!!</text:p>
          </table:table-cell>
          <table:table-cell table:number-columns-repeated="1020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found his wreckage in the Rūjī Ruins.</text:p>
          </table:table-cell>
          <table:table-cell table:number-columns-repeated="1020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style-name="ce0"/>
          <table:table-cell table:style-name="ce0"/>
          <table:table-cell table:style-name="ce0" office:value-type="string">
            <text:p>The Heavenly Maidens truly are nothing to
scoff at...</text:p>
          </table:table-cell>
          <table:table-cell table:number-columns-repeated="1020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e can't let our guard down〜! Eheheh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ey... I-I'm sorry to interrupt your
exchange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トイレの件は・・・</text:p>
          </table:table-cell>
          <table:table-cell table:style-name="ce0"/>
          <table:table-cell table:style-name="ce0"/>
          <table:table-cell table:style-name="ce0" office:value-type="string">
            <text:p>Wh-What about my potty emergency...</text:p>
          </table:table-cell>
          <table:table-cell table:number-columns-repeated="1020"/>
        </table:table-row>
        <table:table-row>
          <table:table-cell table:style-name="ce0" office:value-type="string">
            <text:p>えへへ！　今忙しいから後で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busy, so save it for later〜!</text:p>
          </table:table-cell>
          <table:table-cell table:number-columns-repeated="1020"/>
        </table:table-row>
        <table:table-row>
          <table:table-cell table:style-name="ce0" office:value-type="string">
            <text:p>で、ですよね～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ought so〜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